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Open Sans', sans-serif"/>
    <style:font-face style:name="Source Sans Pro" svg:font-family="'Source Sans Pro', sans-serif"/>
    <style:font-face style:name="monospace" svg:font-family="monospace, 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Source Sans Pro" fo:font-size="10.5pt" fo:letter-spacing="normal" fo:font-style="normal" style:text-underline-style="none" fo:font-weight="normal" officeooo:rsid="0057119a" officeooo:paragraph-rsid="0057119a" style:font-weight-asian="normal" style:font-weight-complex="normal"/>
    </style:style>
    <style:style style:name="P2" style:family="paragraph" style:parent-style-name="Standard">
      <style:text-properties fo:font-variant="normal" fo:text-transform="none" fo:color="#000000" style:font-name="Source Sans Pro" fo:font-size="10.5pt" fo:letter-spacing="normal" fo:font-style="normal" style:text-underline-style="none" fo:font-weight="normal" officeooo:rsid="00686940" officeooo:paragraph-rsid="00686940" style:font-weight-asian="normal" style:font-weight-complex="normal"/>
    </style:style>
    <style:style style:name="P3" style:family="paragraph" style:parent-style-name="Standard">
      <style:text-properties fo:font-variant="normal" fo:text-transform="none" fo:color="#000000" style:font-name="Source Sans Pro" fo:font-size="10.5pt" fo:letter-spacing="normal" fo:font-style="normal" style:text-underline-style="none" fo:font-weight="normal" officeooo:rsid="0069f2e5" officeooo:paragraph-rsid="0069f2e5" style:font-weight-asian="normal" style:font-weight-complex="normal"/>
    </style:style>
    <style:style style:name="P4" style:family="paragraph" style:parent-style-name="Standard">
      <style:text-properties fo:font-variant="normal" fo:text-transform="none" fo:color="#000000" style:font-name="Source Sans Pro" fo:font-size="10.5pt" fo:letter-spacing="normal" fo:font-style="normal" style:text-underline-style="solid" style:text-underline-width="auto" style:text-underline-color="font-color" fo:font-weight="normal" officeooo:rsid="0057119a" officeooo:paragraph-rsid="0057119a" style:font-weight-asian="normal" style:font-weight-complex="normal"/>
    </style:style>
    <style:style style:name="P5" style:family="paragraph" style:parent-style-name="Standard">
      <style:text-properties fo:font-variant="normal" fo:text-transform="none" fo:color="#000000" style:font-name="Source Sans Pro" fo:font-size="10.5pt" fo:letter-spacing="normal" fo:font-style="normal" style:text-underline-style="solid" style:text-underline-width="auto" style:text-underline-color="font-color" fo:font-weight="normal" officeooo:rsid="00686940" officeooo:paragraph-rsid="00686940" fo:background-color="#cccccc" style:font-weight-asian="normal" style:font-weight-complex="normal"/>
    </style:style>
    <style:style style:name="P6" style:family="paragraph" style:parent-style-name="Standard">
      <style:text-properties fo:font-variant="normal" fo:text-transform="none" fo:color="#000000" style:font-name="Source Sans Pro" fo:font-size="11.25pt" fo:letter-spacing="normal" fo:font-style="normal" style:text-underline-style="solid" style:text-underline-width="auto" style:text-underline-color="font-color" fo:font-weight="normal" officeooo:rsid="006ae7b9" officeooo:paragraph-rsid="006ae7b9" fo:background-color="#cccccc" style:font-weight-asian="normal" style:font-weight-complex="normal"/>
    </style:style>
    <style:style style:name="P7" style:family="paragraph" style:parent-style-name="Standard">
      <style:text-properties fo:font-variant="normal" fo:text-transform="none" fo:color="#000000" style:font-name="Liberation Serif" fo:font-size="12pt" fo:letter-spacing="normal" fo:font-style="normal" style:text-underline-style="none" fo:font-weight="normal" officeooo:rsid="0057119a" officeooo:paragraph-rsid="0057119a"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font-style="normal" style:text-underline-style="none" fo:font-weight="normal" officeooo:rsid="006d7606" officeooo:paragraph-rsid="006d7606"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000000" style:font-name="Liberation Serif" fo:font-size="16pt" fo:letter-spacing="normal" fo:font-style="normal" style:text-underline-style="none" fo:font-weight="normal" officeooo:rsid="006f92d9" officeooo:paragraph-rsid="006f92d9"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variant="normal" fo:text-transform="none" fo:color="#000000" style:font-name="Liberation Serif" fo:font-size="16pt" fo:letter-spacing="normal" fo:font-style="normal" style:text-underline-style="none" fo:font-weight="normal" officeooo:rsid="006f92d9" officeooo:paragraph-rsid="006fb91b"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variant="normal" fo:text-transform="none" fo:color="#000000" style:font-name="Liberation Serif" fo:font-size="16pt" fo:letter-spacing="normal" fo:font-style="normal" style:text-underline-style="none" fo:font-weight="normal" officeooo:rsid="00686940" officeooo:paragraph-rsid="00686940" style:font-size-asian="16pt" style:font-weight-asian="normal" style:font-size-complex="16pt" style:font-weight-complex="normal"/>
    </style:style>
    <style:style style:name="P12" style:family="paragraph" style:parent-style-name="Standard">
      <style:text-properties fo:font-variant="normal" fo:text-transform="none" fo:color="#222222" style:text-line-through-style="none" style:text-line-through-type="none" style:font-name="sans-serif" fo:font-size="9.75pt" fo:letter-spacing="normal" fo:font-style="normal" style:text-underline-style="none" fo:font-weight="normal" officeooo:rsid="00686940" officeooo:paragraph-rsid="00692cec" style:text-blinking="false" fo:background-color="transparent" style:font-weight-asian="normal" style:font-weight-complex="normal"/>
    </style:style>
    <style:style style:name="P13" style:family="paragraph" style:parent-style-name="Standard">
      <style:text-properties fo:font-variant="normal" fo:text-transform="none" fo:color="#222222" style:text-line-through-style="none" style:text-line-through-type="none" style:font-name="sans-serif" fo:font-size="9.75pt" fo:letter-spacing="normal" fo:font-style="normal" style:text-underline-style="none" fo:font-weight="normal" officeooo:rsid="00686940" officeooo:paragraph-rsid="00686940" style:text-blinking="false" fo:background-color="transparent" style:font-weight-asian="normal" style:font-weight-complex="normal"/>
    </style:style>
    <style:style style:name="P14" style:family="paragraph" style:parent-style-name="Standard">
      <style:text-properties fo:font-variant="normal" fo:text-transform="none" fo:color="#222222" style:text-line-through-style="none" style:text-line-through-type="none" style:font-name="sans-serif" fo:font-size="9.75pt" fo:letter-spacing="normal" fo:font-style="normal" style:text-underline-style="none" fo:font-weight="normal" officeooo:rsid="00686940" officeooo:paragraph-rsid="006fb91b" style:text-blinking="false" fo:background-color="transparent" style:font-weight-asian="normal" style:font-weight-complex="normal"/>
    </style:style>
    <style:style style:name="P15" style:family="paragraph" style:parent-style-name="Standard">
      <style:text-properties fo:font-variant="normal" fo:text-transform="none" fo:color="#222222" style:text-line-through-style="none" style:text-line-through-type="none" style:font-name="sans-serif" fo:font-size="9.75pt" fo:letter-spacing="normal" fo:font-style="normal" style:text-underline-style="solid" style:text-underline-width="auto" style:text-underline-color="font-color" fo:font-weight="normal" officeooo:rsid="00686940" officeooo:paragraph-rsid="00686940" style:text-blinking="false" fo:background-color="transparent" style:font-weight-asian="normal" style:font-weight-complex="normal"/>
    </style:style>
    <style:style style:name="P16" style:family="paragraph" style:parent-style-name="Standard">
      <style:text-properties fo:font-variant="normal" fo:text-transform="none" fo:color="#222222" style:text-line-through-style="none" style:text-line-through-type="none" style:font-name="sans-serif" fo:font-size="9.75pt" fo:letter-spacing="normal" fo:font-style="normal" style:text-underline-style="solid" style:text-underline-width="auto" style:text-underline-color="font-color" fo:font-weight="normal" officeooo:rsid="00692cec" officeooo:paragraph-rsid="00692cec" style:text-blinking="false" fo:background-color="transparent" style:font-weight-asian="normal" style:font-weight-complex="normal"/>
    </style:style>
    <style:style style:name="P17"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solid" style:text-underline-width="auto" style:text-underline-color="font-color" fo:font-weight="normal" officeooo:rsid="006d7606" officeooo:paragraph-rsid="006d7606" style:text-blinking="false" fo:background-color="#cccccc" style:font-size-asian="12pt" style:font-weight-asian="normal" style:font-size-complex="12pt" style:font-weight-complex="normal"/>
    </style:style>
    <style:style style:name="P18"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solid" style:text-underline-width="auto" style:text-underline-color="font-color" fo:font-weight="normal" officeooo:rsid="006d7606" officeooo:paragraph-rsid="006fb91b" style:text-blinking="false" fo:background-color="#cccccc" style:font-size-asian="12pt" style:font-weight-asian="normal" style:font-size-complex="12pt" style:font-weight-complex="normal"/>
    </style:style>
    <style:style style:name="P19"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solid" style:text-underline-width="auto" style:text-underline-color="font-color" fo:font-weight="normal" officeooo:rsid="006fb91b" officeooo:paragraph-rsid="007199c8" style:text-blinking="false" fo:background-color="#cccccc" style:font-size-asian="12pt" style:font-weight-asian="normal" style:font-size-complex="12pt" style:font-weight-complex="normal"/>
    </style:style>
    <style:style style:name="P20"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solid" style:text-underline-width="auto" style:text-underline-color="font-color" fo:font-weight="normal" officeooo:rsid="007199c8" officeooo:paragraph-rsid="007199c8" style:text-blinking="false" fo:background-color="#cccccc" style:font-size-asian="12pt" style:font-weight-asian="normal" style:font-size-complex="12pt" style:font-weight-complex="normal"/>
    </style:style>
    <style:style style:name="P21"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solid" style:text-underline-width="auto" style:text-underline-color="font-color" fo:font-weight="normal" officeooo:rsid="0073d389" officeooo:paragraph-rsid="0073d389" style:text-blinking="false" fo:background-color="#cccccc" style:font-size-asian="12pt" style:font-weight-asian="normal" style:font-size-complex="12pt" style:font-weight-complex="normal"/>
    </style:style>
    <style:style style:name="P22"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solid" style:text-underline-width="auto" style:text-underline-color="font-color" fo:font-weight="normal" officeooo:rsid="0073d389" officeooo:paragraph-rsid="00750dd1" style:text-blinking="false" fo:background-color="#cccccc" style:font-size-asian="12pt" style:font-weight-asian="normal" style:font-size-complex="12pt" style:font-weight-complex="normal"/>
    </style:style>
    <style:style style:name="P23"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solid" style:text-underline-width="auto" style:text-underline-color="font-color" fo:font-weight="normal" officeooo:rsid="00762047" officeooo:paragraph-rsid="00762047" style:text-blinking="false" fo:background-color="#cccccc" style:font-size-asian="12pt" style:font-weight-asian="normal" style:font-size-complex="12pt" style:font-weight-complex="normal"/>
    </style:style>
    <style:style style:name="P24"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d7606" officeooo:paragraph-rsid="006d7606" style:text-blinking="false" fo:background-color="transparent" style:font-size-asian="12pt" style:font-weight-asian="normal" style:font-size-complex="12pt" style:font-weight-complex="normal"/>
    </style:style>
    <style:style style:name="P25"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d7606" officeooo:paragraph-rsid="006fb91b" style:text-blinking="false" fo:background-color="transparent" style:font-size-asian="12pt" style:font-weight-asian="normal" style:font-size-complex="12pt" style:font-weight-complex="normal"/>
    </style:style>
    <style:style style:name="P26"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d7606" officeooo:paragraph-rsid="007199c8" style:text-blinking="false" fo:background-color="transparent" style:font-size-asian="12pt" style:font-weight-asian="normal" style:font-size-complex="12pt" style:font-weight-complex="normal"/>
    </style:style>
    <style:style style:name="P27"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d7606" officeooo:paragraph-rsid="0072eae4" style:text-blinking="false" fo:background-color="transparent" style:font-size-asian="12pt" style:font-weight-asian="normal" style:font-size-complex="12pt" style:font-weight-complex="normal"/>
    </style:style>
    <style:style style:name="P28"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d7606" officeooo:paragraph-rsid="00737e54" style:text-blinking="false" fo:background-color="transparent" style:font-size-asian="12pt" style:font-weight-asian="normal" style:font-size-complex="12pt" style:font-weight-complex="normal"/>
    </style:style>
    <style:style style:name="P29"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d7606" officeooo:paragraph-rsid="00762047" style:text-blinking="false" fo:background-color="transparent" style:font-size-asian="12pt" style:font-weight-asian="normal" style:font-size-complex="12pt" style:font-weight-complex="normal"/>
    </style:style>
    <style:style style:name="P30"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199c8" officeooo:paragraph-rsid="007199c8" style:text-blinking="false" fo:background-color="transparent" style:font-size-asian="12pt" style:font-weight-asian="normal" style:font-size-complex="12pt" style:font-weight-complex="normal"/>
    </style:style>
    <style:style style:name="P31"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199c8" officeooo:paragraph-rsid="00737e54" style:text-blinking="false" fo:background-color="transparent" style:font-size-asian="12pt" style:font-weight-asian="normal" style:font-size-complex="12pt" style:font-weight-complex="normal"/>
    </style:style>
    <style:style style:name="P32"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3d389" officeooo:paragraph-rsid="0073d389" style:text-blinking="false" fo:background-color="transparent" style:font-size-asian="12pt" style:font-weight-asian="normal" style:font-size-complex="12pt" style:font-weight-complex="normal"/>
    </style:style>
    <style:style style:name="P33"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3d389" officeooo:paragraph-rsid="00750dd1" style:text-blinking="false" fo:background-color="transparent" style:font-size-asian="12pt" style:font-weight-asian="normal" style:font-size-complex="12pt" style:font-weight-complex="normal"/>
    </style:style>
    <style:style style:name="P34"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62047" officeooo:paragraph-rsid="00762047" style:text-blinking="false" fo:background-color="transparent" style:font-size-asian="12pt" style:font-weight-asian="normal" style:font-size-complex="12pt" style:font-weight-complex="normal"/>
    </style:style>
    <style:style style:name="P35"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64292" officeooo:paragraph-rsid="00764292" style:text-blinking="false" fo:background-color="transparent" style:font-size-asian="12pt" style:font-weight-asian="normal" style:font-size-complex="12pt" style:font-weight-complex="normal"/>
    </style:style>
    <style:style style:name="P36" style:family="paragraph" style:parent-style-name="Standard">
      <style:text-properties officeooo:paragraph-rsid="006fb91b"/>
    </style:style>
    <style:style style:name="P37" style:family="paragraph" style:parent-style-name="Standard">
      <style:text-properties officeooo:paragraph-rsid="00762047"/>
    </style:style>
    <style:style style:name="P38" style:family="paragraph" style:parent-style-name="Standard">
      <style:paragraph-properties fo:text-align="center" style:justify-single-word="false" fo:break-before="page"/>
      <style:text-properties fo:font-variant="normal" fo:text-transform="none" fo:color="#000000" style:font-name="Liberation Serif" fo:font-size="16pt" fo:letter-spacing="normal" fo:font-style="normal" style:text-underline-style="none" fo:font-weight="normal" officeooo:rsid="00686940" officeooo:paragraph-rsid="00686940" style:font-size-asian="16pt" style:font-weight-asian="normal" style:font-size-complex="16pt" style:font-weight-complex="normal"/>
    </style:style>
    <style:style style:name="P39" style:family="paragraph" style:parent-style-name="Preformatted_20_Text">
      <loext:graphic-properties draw:fill="solid" draw:fill-color="#f8f9fa" draw:opacity="100%"/>
      <style:paragraph-properties fo:margin-left="0cm" fo:margin-right="0cm" style:line-height-at-least="0.476cm" fo:text-align="start" style:justify-single-word="false" fo:orphans="2" fo:text-indent="0cm" style:auto-text-indent="false" fo:background-color="#f8f9fa" fo:padding="0cm" fo:border="none" style:writing-mode="lr-tb"/>
      <style:text-properties fo:font-variant="normal" fo:text-transform="none" fo:color="#000000" style:text-line-through-style="none" style:text-line-through-type="none" style:font-name="monospace" fo:font-size="9.75pt" fo:letter-spacing="normal" fo:font-style="normal" style:text-underline-style="none" fo:font-weight="normal" style:text-blinking="false" fo:background-color="transparent" loext:padding="0cm" loext:border="none"/>
    </style:style>
    <style:style style:name="P40" style:family="paragraph" style:parent-style-name="Preformatted_20_Text">
      <loext:graphic-properties draw:fill="solid" draw:fill-color="#f8f9fa" draw:opacity="100%"/>
      <style:paragraph-properties fo:margin-left="0cm" fo:margin-right="0cm" style:line-height-at-least="0.476cm" fo:text-align="start" style:justify-single-word="false" fo:orphans="2" fo:text-indent="0cm" style:auto-text-indent="false" fo:background-color="#f8f9fa" fo:padding="0cm" fo:border="none" style:writing-mode="lr-tb"/>
      <style:text-properties fo:font-variant="normal" fo:text-transform="none" fo:color="#000000" style:text-line-through-style="none" style:text-line-through-type="none" fo:letter-spacing="normal" style:text-underline-style="none" style:text-blinking="false" fo:background-color="#f8f8f8"/>
    </style:style>
    <style:style style:name="P41"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42" style:family="paragraph" style:parent-style-name="Text_20_body">
      <loext:graphic-properties draw:fill="none" draw:fill-color="#ffffff"/>
      <style:paragraph-properties fo:margin-left="0cm" fo:margin-right="0cm" fo:margin-top="0.159cm" fo:margin-bottom="0.159cm" loext:contextual-spacing="false" style:line-height-at-least="0.582cm" fo:text-align="start" style:justify-single-word="false" fo:orphans="2" fo:text-indent="0cm" style:auto-text-indent="false" fo:background-color="transparent"/>
      <style:text-properties fo:font-variant="normal" fo:text-transform="none" fo:color="#222222" style:text-line-through-style="none" style:text-line-through-type="none" style:font-name="sans-serif" fo:font-size="9.75pt" fo:letter-spacing="normal" fo:font-style="normal" style:text-underline-style="none" fo:font-weight="normal" style:text-blinking="false"/>
    </style:style>
    <style:style style:name="P43" style:family="paragraph" style:parent-style-name="Text_20_body">
      <loext:graphic-properties draw:fill="none" draw:fill-color="#ffffff"/>
      <style:paragraph-properties fo:margin-left="0cm" fo:margin-right="0cm" fo:margin-top="0.159cm" fo:margin-bottom="0.159cm" loext:contextual-spacing="false" style:line-height-at-least="0.582cm" fo:text-align="start" style:justify-single-word="false" fo:orphans="2" fo:text-indent="0cm" style:auto-text-indent="false" fo:background-color="transparent"/>
    </style:style>
    <style:style style:name="P44" style:family="paragraph" style:parent-style-name="Preformatted_20_Text">
      <loext:graphic-properties draw:fill="solid" draw:fill-color="#f8f9fa" draw:opacity="100%"/>
      <style:paragraph-properties fo:margin-top="0cm" fo:margin-bottom="0.499cm" loext:contextual-spacing="false" style:line-height-at-least="0.476cm" fo:text-align="start" style:justify-single-word="false" fo:orphans="2" fo:background-color="#f8f9fa" fo:padding="0cm" fo:border="none" style:writing-mode="lr-tb"/>
      <style:text-properties fo:font-variant="normal" fo:text-transform="none" fo:color="#000000" style:text-line-through-style="none" style:text-line-through-type="none" style:font-name="monospace" fo:font-size="9.75pt" fo:letter-spacing="normal" fo:font-style="normal" style:text-underline-style="none" fo:font-weight="normal" style:text-blinking="false" fo:background-color="transparent" loext:padding="0cm" loext:border="none"/>
    </style:style>
    <style:style style:name="P45" style:family="paragraph" style:parent-style-name="Preformatted_20_Text">
      <loext:graphic-properties draw:fill="solid" draw:fill-color="#f8f9fa" draw:opacity="100%"/>
      <style:paragraph-properties fo:margin-top="0cm" fo:margin-bottom="0.499cm" loext:contextual-spacing="false" style:line-height-at-least="0.476cm" fo:text-align="start" style:justify-single-word="false" fo:orphans="2" fo:background-color="#f8f9fa" fo:padding="0cm" fo:border="none" style:writing-mode="lr-tb"/>
      <style:text-properties fo:font-variant="normal" fo:text-transform="none" fo:color="#000000" style:text-line-through-style="none" style:text-line-through-type="none" fo:letter-spacing="normal" style:text-underline-style="none" style:text-blinking="false" fo:background-color="#f8f8f8"/>
    </style:style>
    <style:style style:name="P46" style:family="paragraph" style:parent-style-name="Preformatted_20_Text">
      <loext:graphic-properties draw:fill="solid" draw:fill-color="#f8f9fa" draw:opacity="100%"/>
      <style:paragraph-properties style:line-height-at-least="0.476cm" fo:text-align="start" style:justify-single-word="false" fo:orphans="2" fo:background-color="#f8f9fa" fo:padding="0cm" fo:border="none" style:writing-mode="lr-tb"/>
      <style:text-properties fo:font-variant="normal" fo:text-transform="none" fo:color="#000000" style:text-line-through-style="none" style:text-line-through-type="none" fo:letter-spacing="normal" style:text-underline-style="none" style:text-blinking="false" fo:background-color="#f8f8f8"/>
    </style:style>
    <style:style style:name="P47" style:family="paragraph" style:parent-style-name="Text_20_body">
      <style:text-properties fo:font-variant="normal" fo:text-transform="none" fo:color="#222222" style:text-line-through-style="none" style:text-line-through-type="none" style:font-name="sans-serif" fo:font-size="9.75pt" fo:letter-spacing="normal" fo:font-style="normal" style:text-underline-style="none" fo:font-weight="normal" officeooo:rsid="00686940" officeooo:paragraph-rsid="00686940" style:text-blinking="false" style:font-weight-asian="normal" style:font-weight-complex="normal"/>
    </style:style>
    <style:style style:name="P48" style:family="paragraph" style:parent-style-name="Text_20_body">
      <style:text-properties fo:font-variant="normal" fo:text-transform="none" fo:color="#222222" style:text-line-through-style="none" style:text-line-through-type="none" style:font-name="sans-serif" fo:font-size="9.75pt" fo:letter-spacing="normal" fo:font-style="normal" style:text-underline-style="none" fo:font-weight="normal" officeooo:rsid="00686940" officeooo:paragraph-rsid="00686940" style:text-blinking="false" fo:background-color="transparent" style:font-weight-asian="normal" style:font-weight-complex="normal"/>
    </style:style>
    <style:style style:name="P49" style:family="paragraph" style:parent-style-name="Text_20_body">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d7606" officeooo:paragraph-rsid="0073d389" style:text-blinking="false" fo:background-color="transparent" style:font-size-asian="12pt" style:font-weight-asian="normal" style:font-size-complex="12pt" style:font-weight-complex="normal"/>
    </style:style>
    <style:style style:name="P50" style:family="paragraph" style:parent-style-name="Text_20_body">
      <style:text-properties fo:font-variant="normal" fo:text-transform="none" fo:color="#000000" style:font-name="Source Sans Pro" fo:font-size="10.5pt" fo:letter-spacing="normal" fo:font-style="normal" style:text-underline-style="none" fo:font-weight="normal" officeooo:rsid="00686940" officeooo:paragraph-rsid="00686940" style:font-weight-asian="normal" style:font-weight-complex="normal"/>
    </style:style>
    <style:style style:name="P51" style:family="paragraph" style:parent-style-name="Text_20_body">
      <style:text-properties fo:font-variant="normal" fo:text-transform="none" fo:color="#000000" style:font-name="Source Sans Pro" fo:font-size="10.5pt" fo:letter-spacing="normal" fo:font-style="normal" style:text-underline-style="none" fo:font-weight="normal" officeooo:rsid="0057119a" officeooo:paragraph-rsid="0057119a" style:font-weight-asian="normal" style:font-weight-complex="normal"/>
    </style:style>
    <style:style style:name="P5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d7606" officeooo:paragraph-rsid="00750dd1" style:text-blinking="false" fo:background-color="transparent" style:font-size-asian="12pt" style:font-weight-asian="normal" style:font-size-complex="12pt" style:font-weight-complex="normal"/>
    </style:style>
    <style:style style:name="P53" style:family="paragraph" style:parent-style-name="Text_20_body">
      <style:text-properties fo:font-variant="normal" fo:text-transform="none" fo:color="#000000" style:font-name="Liberation Serif" fo:font-size="12pt" fo:letter-spacing="normal" fo:font-style="normal" fo:font-weight="normal" officeooo:paragraph-rsid="0073d389" style:font-size-asian="12pt" style:font-size-complex="12pt"/>
    </style:style>
    <style:style style:name="P54" style:family="paragraph" style:parent-style-name="Text_20_body">
      <style:text-properties fo:font-variant="normal" fo:text-transform="none" fo:color="#000000" style:font-name="Liberation Serif" fo:font-size="12pt" fo:letter-spacing="normal" fo:font-style="normal" fo:font-weight="normal" officeooo:paragraph-rsid="00750dd1" style:font-size-asian="12pt" style:font-size-complex="12pt"/>
    </style:style>
    <style:style style:name="P5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3d389" officeooo:paragraph-rsid="0073d389" style:text-blinking="false" fo:background-color="transparent" style:font-size-asian="12pt" style:font-weight-asian="normal" style:font-size-complex="12pt" style:font-weight-complex="normal"/>
    </style:style>
    <style:style style:name="P5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3d389" officeooo:paragraph-rsid="00750dd1" style:text-blinking="false" fo:background-color="transparent" style:font-size-asian="12pt" style:font-weight-asian="normal" style:font-size-complex="12pt" style:font-weight-complex="normal"/>
    </style:style>
    <style:style style:name="P57" style:family="paragraph" style:parent-style-name="Text_20_body">
      <style:text-properties fo:font-variant="normal" fo:text-transform="none" fo:color="#222222" style:text-line-through-style="none" style:text-line-through-type="none" style:font-name="Source Sans Pro" fo:font-size="12pt" fo:letter-spacing="normal" fo:font-style="normal" style:text-underline-style="none" fo:font-weight="normal" officeooo:rsid="00766c2a" officeooo:paragraph-rsid="00766c2a" style:text-blinking="false" fo:background-color="transparent" style:font-size-asian="12pt" style:font-weight-asian="normal" style:font-size-complex="12pt" style:font-weight-complex="normal"/>
    </style:style>
    <style:style style:name="P58" style:family="paragraph" style:parent-style-name="Text_20_body" style:list-style-name="L1">
      <loext:graphic-properties draw:fill="none" draw:fill-color="#ffffff"/>
      <style:paragraph-properties fo:margin-left="0cm" fo:margin-right="0cm" fo:margin-top="0cm" fo:margin-bottom="0.026cm" loext:contextual-spacing="false" fo:text-align="start" style:justify-single-word="false" fo:orphans="2" fo:text-indent="0cm" style:auto-text-indent="false" fo:background-color="transparent" fo:padding="0cm" fo:border="none"/>
      <style:text-properties fo:font-variant="normal" fo:text-transform="none" fo:color="#222222" style:text-line-through-style="none" style:text-line-through-type="none" style:font-name="sans-serif" fo:font-size="9.75pt" fo:letter-spacing="normal" fo:font-style="normal" style:text-underline-style="none" fo:font-weight="normal" style:text-blinking="false"/>
    </style:style>
    <style:style style:name="P59" style:family="paragraph" style:parent-style-name="Text_20_body" style:list-style-name="L2">
      <loext:graphic-properties draw:fill="none" draw:fill-color="#ffffff"/>
      <style:paragraph-properties fo:margin-left="0cm" fo:margin-right="0cm" fo:margin-top="0cm" fo:margin-bottom="0.026cm" loext:contextual-spacing="false" style:line-height-at-least="0.249cm" fo:text-align="start" style:justify-single-word="false" fo:orphans="2" fo:text-indent="0cm" style:auto-text-indent="false" fo:background-color="transparent" fo:padding="0cm" fo:border="none"/>
    </style:style>
    <style:style style:name="P60" style:family="paragraph" style:parent-style-name="Text_20_body" style:list-style-name="L2">
      <loext:graphic-properties draw:fill="none" draw:fill-color="#ffffff"/>
      <style:paragraph-properties fo:margin-left="0cm" fo:margin-right="0cm" fo:margin-top="0cm" fo:margin-bottom="0cm" loext:contextual-spacing="false" fo:text-align="start" style:justify-single-word="false" fo:orphans="2" fo:text-indent="0cm" style:auto-text-indent="false" fo:background-color="transparent" fo:padding="0cm" fo:border="none"/>
    </style:style>
    <style:style style:name="P61" style:family="paragraph" style:parent-style-name="Text_20_body" style:list-style-name="L3">
      <style:paragraph-properties fo:margin-left="0cm" fo:margin-right="0cm" fo:margin-top="0cm" fo:margin-bottom="0cm" loext:contextual-spacing="false" fo:line-height="150%" fo:orphans="2" fo:widows="2" fo:text-indent="0cm" style:auto-text-indent="false"/>
    </style:style>
    <style:style style:name="P62" style:family="paragraph" style:parent-style-name="Text_20_body" style:list-style-name="L1">
      <loext:graphic-properties draw:fill="none" draw:fill-color="#ffffff"/>
      <style:paragraph-properties fo:margin-top="0cm" fo:margin-bottom="0.026cm" loext:contextual-spacing="false" fo:text-align="start" style:justify-single-word="false" fo:orphans="2" fo:background-color="transparent" fo:padding="0cm" fo:border="none"/>
      <style:text-properties fo:font-variant="normal" fo:text-transform="none" fo:color="#222222" style:text-line-through-style="none" style:text-line-through-type="none" style:font-name="sans-serif" fo:font-size="9.75pt" fo:letter-spacing="normal" fo:font-style="normal" style:text-underline-style="none" fo:font-weight="normal" style:text-blinking="false"/>
    </style:style>
    <style:style style:name="P63" style:family="paragraph" style:parent-style-name="Text_20_body" style:list-style-name="L2">
      <loext:graphic-properties draw:fill="none" draw:fill-color="#ffffff"/>
      <style:paragraph-properties fo:margin-top="0cm" fo:margin-bottom="0.026cm" loext:contextual-spacing="false" fo:text-align="start" style:justify-single-word="false" fo:orphans="2" fo:background-color="transparent" fo:padding="0cm" fo:border="none"/>
      <style:text-properties fo:font-variant="normal" fo:text-transform="none" fo:color="#222222" style:text-line-through-style="none" style:text-line-through-type="none" style:font-name="sans-serif" fo:font-size="9.75pt" fo:letter-spacing="normal" fo:font-style="normal" style:text-underline-style="none" fo:font-weight="normal" style:text-blinking="false"/>
    </style:style>
    <style:style style:name="P64" style:family="paragraph" style:parent-style-name="Text_20_body" style:list-style-name="L2">
      <loext:graphic-properties draw:fill="none" draw:fill-color="#ffffff"/>
      <style:paragraph-properties fo:margin-top="0cm" fo:margin-bottom="0.026cm" loext:contextual-spacing="false" fo:text-align="start" style:justify-single-word="false" fo:orphans="2" fo:background-color="transparent" fo:padding="0cm" fo:border="none"/>
    </style:style>
    <style:style style:name="P65"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62047" officeooo:paragraph-rsid="00762047" style:text-blinking="false" fo:background-color="transparent" style:font-size-asian="12pt" style:font-weight-asian="normal" style:font-size-complex="12pt" style:font-weight-complex="normal"/>
    </style:style>
    <style:style style:name="P66"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66c2a" officeooo:paragraph-rsid="00766c2a" style:text-blinking="false" fo:background-color="transparent" style:font-size-asian="12pt" style:font-weight-asian="normal" style:font-size-complex="12pt" style:font-weight-complex="normal"/>
    </style:style>
    <style:style style:name="P67"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d7606" officeooo:paragraph-rsid="006d7606" style:text-blinking="false" fo:background-color="transparent" style:font-size-asian="12pt" style:font-weight-asian="normal" style:font-size-complex="12pt" style:font-weight-complex="normal"/>
    </style:style>
    <style:style style:name="P68"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d7606" officeooo:paragraph-rsid="006fb91b" style:text-blinking="false" fo:background-color="transparent" style:font-size-asian="12pt" style:font-weight-asian="normal" style:font-size-complex="12pt" style:font-weight-complex="normal"/>
    </style:style>
    <style:style style:name="P69"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d7606" officeooo:paragraph-rsid="007dfc3c" style:text-blinking="false" fo:background-color="transparent" style:font-size-asian="12pt" style:font-weight-asian="normal" style:font-size-complex="12pt" style:font-weight-complex="normal"/>
    </style:style>
    <style:style style:name="P70"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71831" officeooo:paragraph-rsid="00771831" style:text-blinking="false" fo:background-color="transparent" style:font-size-asian="12pt" style:font-weight-asian="normal" style:font-size-complex="12pt" style:font-weight-complex="normal"/>
    </style:style>
    <style:style style:name="P71"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7369b" officeooo:paragraph-rsid="0077369b" style:text-blinking="false" fo:background-color="transparent" style:font-size-asian="12pt" style:font-weight-asian="normal" style:font-size-complex="12pt" style:font-weight-complex="normal"/>
    </style:style>
    <style:style style:name="P72"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99021" officeooo:paragraph-rsid="00799021" style:text-blinking="false" fo:background-color="transparent" style:font-size-asian="12pt" style:font-weight-asian="normal" style:font-size-complex="12pt" style:font-weight-complex="normal"/>
    </style:style>
    <style:style style:name="P73"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dfc3c" officeooo:paragraph-rsid="007dfc3c" style:text-blinking="false" fo:background-color="transparent" style:font-size-asian="12pt" style:font-weight-asian="normal" style:font-size-complex="12pt" style:font-weight-complex="normal"/>
    </style:style>
    <style:style style:name="P74"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solid" style:text-underline-width="auto" style:text-underline-color="font-color" fo:font-weight="normal" officeooo:rsid="00766c2a" officeooo:paragraph-rsid="00766c2a" style:text-blinking="false" fo:background-color="#dddddd" style:font-size-asian="12pt" style:font-weight-asian="normal" style:font-size-complex="12pt" style:font-weight-complex="normal"/>
    </style:style>
    <style:style style:name="P75"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solid" style:text-underline-width="auto" style:text-underline-color="font-color" fo:font-weight="normal" officeooo:rsid="0077369b" officeooo:paragraph-rsid="0077369b" style:text-blinking="false" fo:background-color="#cccccc" style:font-size-asian="12pt" style:font-weight-asian="normal" style:font-size-complex="12pt" style:font-weight-complex="normal"/>
    </style:style>
    <style:style style:name="P76" style:family="paragraph" style:parent-style-name="Standard">
      <style:text-properties fo:font-variant="normal" fo:text-transform="none" fo:color="#222222" style:text-line-through-style="none" style:text-line-through-type="none" style:font-name="Liberation Serif" fo:font-size="12pt" fo:letter-spacing="normal" fo:font-style="normal" style:text-underline-style="solid" style:text-underline-width="auto" style:text-underline-color="font-color" fo:font-weight="normal" officeooo:rsid="0078dcff" officeooo:paragraph-rsid="0078dcff" style:text-blinking="false" fo:background-color="#cccccc"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fo:font-variant="normal" fo:text-transform="none" fo:color="#000000" style:font-name="Liberation Serif" fo:font-size="16pt" fo:letter-spacing="normal" fo:font-style="normal" style:text-underline-style="none" fo:font-weight="normal" officeooo:rsid="00686940" officeooo:paragraph-rsid="006fb91b" style:font-size-asian="16pt" style:font-weight-asian="normal" style:font-size-complex="16pt" style:font-weight-complex="normal"/>
    </style:style>
    <style:style style:name="T1" style:family="text">
      <style:text-properties fo:font-variant="normal" fo:text-transform="none" fo:color="#e95325" style:font-name="Liberation Serif" fo:font-size="12pt" fo:letter-spacing="normal" fo:font-style="normal" style:text-underline-style="solid" style:text-underline-width="auto" style:text-underline-color="font-color" fo:font-weight="normal" style:font-size-asian="12pt" style:font-size-complex="12pt"/>
    </style:style>
    <style:style style:name="T2" style:family="text">
      <style:text-properties fo:font-variant="normal" fo:text-transform="none" fo:color="#000000" style:text-line-through-style="none" style:text-line-through-type="none" style:font-name="monospace" fo:font-size="9.75pt" fo:letter-spacing="normal" fo:font-style="normal" style:text-underline-style="none" fo:font-weight="normal" style:text-blinking="false" fo:background-color="#f8f9fa" loext:char-shading-value="0" loext:padding="0cm" loext:border="none"/>
    </style:style>
    <style:style style:name="T3" style:family="text">
      <style:text-properties fo:font-variant="normal" fo:text-transform="none" fo:color="#000000" style:font-name="Source Sans Pro" fo:font-size="10.5pt" fo:letter-spacing="normal" fo:font-style="normal" fo:font-weight="normal"/>
    </style:style>
    <style:style style:name="T4" style:family="text">
      <style:text-properties fo:font-variant="normal" fo:text-transform="none" fo:color="#000000" style:font-name="Source Sans Pro" fo:font-size="10.5pt" fo:letter-spacing="normal" fo:font-style="normal" fo:font-weight="normal" officeooo:rsid="00766c2a"/>
    </style:style>
    <style:style style:name="T5" style:family="text">
      <style:text-properties fo:font-variant="normal" fo:text-transform="none" fo:color="#000000" style:font-name="Source Sans Pro" fo:font-size="10.5pt" fo:letter-spacing="normal" fo:font-style="normal" fo:font-weight="normal" officeooo:rsid="00771831"/>
    </style:style>
    <style:style style:name="T6" style:family="text">
      <style:text-properties fo:font-variant="normal" fo:text-transform="none" fo:color="#000000" style:font-name="monospace" fo:font-size="10.5pt" fo:letter-spacing="normal" fo:font-style="normal" fo:font-weight="normal" loext:padding-left="0.132cm" loext:padding-right="0.132cm" loext:padding-top="0.049cm" loext:padding-bottom="0.049cm" loext:border="0.06pt solid #000000"/>
    </style:style>
    <style:style style:name="T7" style:family="text">
      <style:text-properties fo:font-variant="normal" fo:text-transform="none" fo:color="#222222" style:text-line-through-style="none" style:text-line-through-type="none" style:font-name="sans-serif" fo:font-size="9.75pt" fo:letter-spacing="normal" fo:font-style="normal" style:text-underline-style="none" fo:font-weight="normal" style:text-blinking="false"/>
    </style:style>
    <style:style style:name="T8" style:family="text">
      <style:text-properties fo:font-variant="normal" fo:text-transform="none" fo:color="#222222" style:text-line-through-style="none" style:text-line-through-type="none" style:font-name="sans-serif" fo:font-size="9.75pt" fo:letter-spacing="normal" fo:font-style="italic" style:text-underline-style="none" fo:font-weight="normal" style:text-blinking="false" loext:padding="0cm" loext:border="none"/>
    </style:style>
    <style:style style:name="T9"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d7606" style:text-blinking="false" fo:background-color="transparent" loext:char-shading-value="0" style:font-size-asian="12pt" style:font-weight-asian="normal" style:font-size-complex="12pt" style:font-weight-complex="normal"/>
    </style:style>
    <style:style style:name="T10"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3d389"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62047" style:text-blinking="false" fo:background-color="transparent" loext:char-shading-value="0" style:font-size-asian="12pt" style:font-weight-asian="normal" style:font-size-complex="12pt" style:font-weight-complex="normal"/>
    </style:style>
    <style:style style:name="T12" style:family="text">
      <style:text-properties fo:font-variant="normal" fo:text-transform="none" fo:color="#0645ad" style:text-line-through-style="none" style:text-line-through-type="none" style:font-name="sans-serif" fo:font-size="9.75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0645ad" style:text-line-through-style="none" style:text-line-through-type="none" style:font-name="sans-serif" fo:font-size="6.75pt" fo:letter-spacing="normal" fo:font-style="normal" style:text-underline-style="none" fo:font-weight="normal" style:text-blinking="false" fo:background-color="transparent" loext:char-shading-value="0" loext:padding="0cm" loext:border="none"/>
    </style:style>
    <style:style style:name="T14" style:family="text">
      <style:text-properties fo:font-variant="normal" fo:text-transform="none" style:font-name="Liberation Serif" fo:font-size="12pt" fo:letter-spacing="normal" fo:font-style="normal" fo:font-weight="normal" style:font-size-asian="12pt" style:font-size-complex="12pt"/>
    </style:style>
    <style:style style:name="T15" style:family="text">
      <style:text-properties fo:color="#ce181e"/>
    </style:style>
    <style:style style:name="T16" style:family="text">
      <style:text-properties fo:color="#ce181e" style:text-line-through-style="none" style:text-line-through-type="none" style:text-blinking="false" fo:background-color="transparent" loext:char-shading-value="0"/>
    </style:style>
    <style:style style:name="T17" style:family="text">
      <style:text-properties style:font-name="monospace" fo:font-size="9.75pt" fo:font-style="normal" fo:font-weight="normal"/>
    </style:style>
    <style:style style:name="T18" style:family="text">
      <style:text-properties style:font-name="monospace" fo:font-size="9.75pt" fo:font-style="normal" fo:font-weight="normal" fo:background-color="transparent" loext:char-shading-value="0" loext:padding="0cm" loext:border="none"/>
    </style:style>
    <style:style style:name="T19" style:family="text">
      <style:text-properties fo:color="#222222" style:text-line-through-style="none" style:text-line-through-type="none" style:font-name="sans-serif" fo:font-size="9.75pt" fo:language="en" fo:country="US" fo:font-style="italic" fo:font-weight="bold" style:text-blinking="false" fo:background-color="transparent" loext:char-shading-value="0"/>
    </style:style>
    <style:style style:name="T20" style:family="text">
      <style:text-properties fo:color="#222222" style:text-line-through-style="none" style:text-line-through-type="none" style:font-name="sans-serif" fo:font-size="9.75pt" style:text-blinking="false" fo:background-color="transparent" loext:char-shading-value="0"/>
    </style:style>
    <style:style style:name="T21" style:family="text">
      <style:text-properties fo:color="#222222" style:text-line-through-style="none" style:text-line-through-type="none" style:font-name="sans-serif" fo:font-size="9.75pt" fo:font-weight="bold" style:text-blinking="false" fo:background-color="transparent" loext:char-shading-value="0"/>
    </style:style>
    <style:style style:name="T22" style:family="text">
      <style:text-properties fo:color="#222222" style:text-line-through-style="none" style:text-line-through-type="none" style:font-name="sans-serif" fo:font-size="9.75pt" fo:font-style="italic" style:text-blinking="false" fo:background-color="transparent" loext:char-shading-value="0"/>
    </style:style>
    <style:style style:name="T23" style:family="text">
      <style:text-properties fo:color="#222222" style:text-line-through-style="none" style:text-line-through-type="none" style:text-blinking="false" fo:background-color="transparent" loext:char-shading-value="0"/>
    </style:style>
    <style:style style:name="T24" style:family="text">
      <style:text-properties fo:color="#222222" style:text-line-through-style="none" style:text-line-through-type="none" officeooo:rsid="006ae7b9" style:text-blinking="false" fo:background-color="transparent" loext:char-shading-value="0"/>
    </style:style>
    <style:style style:name="T25" style:family="text">
      <style:text-properties fo:color="#222222" style:text-line-through-style="none" style:text-line-through-type="none" officeooo:rsid="006d7606" style:text-blinking="false" fo:background-color="transparent" loext:char-shading-value="0"/>
    </style:style>
    <style:style style:name="T26" style:family="text">
      <style:text-properties fo:color="#222222" style:text-line-through-style="none" style:text-line-through-type="none" officeooo:rsid="006fb91b" style:text-blinking="false" fo:background-color="transparent" loext:char-shading-value="0"/>
    </style:style>
    <style:style style:name="T27" style:family="text">
      <style:text-properties fo:background-color="transparent" loext:char-shading-value="0"/>
    </style:style>
    <style:style style:name="T28" style:family="text">
      <style:text-properties officeooo:rsid="00692cec" fo:background-color="transparent" loext:char-shading-value="0"/>
    </style:style>
    <style:style style:name="T29" style:family="text">
      <style:text-properties fo:color="#0645ad" style:text-line-through-style="none" style:text-line-through-type="none" style:font-name="sans-serif" fo:font-size="9.75pt" style:text-blinking="false" fo:background-color="transparent" loext:char-shading-value="0"/>
    </style:style>
    <style:style style:name="T30" style:family="text">
      <style:text-properties fo:color="#ba2121" style:font-name="monospace" fo:font-size="9.75pt" fo:font-style="normal" fo:font-weight="normal"/>
    </style:style>
    <style:style style:name="T31" style:family="text">
      <style:text-properties fo:color="#666666" style:font-name="monospace" fo:font-size="9.75pt" fo:font-style="normal" fo:font-weight="normal"/>
    </style:style>
    <style:style style:name="T32" style:family="text">
      <style:text-properties fo:color="#666666" style:font-name="Courier" fo:font-size="10.5pt"/>
    </style:style>
    <style:style style:name="T33" style:family="text">
      <style:text-properties fo:color="#008000" style:font-name="monospace" fo:font-size="9.75pt" fo:font-style="normal" fo:font-weight="bold"/>
    </style:style>
    <style:style style:name="T34" style:family="text">
      <style:text-properties fo:color="#7d9029" style:font-name="monospace" fo:font-size="9.75pt" fo:font-style="normal" fo:font-weight="normal"/>
    </style:style>
    <style:style style:name="T35" style:family="text">
      <style:text-properties style:font-name="Source Sans Pro" fo:font-size="11.25pt"/>
    </style:style>
    <style:style style:name="T36" style:family="text">
      <style:text-properties fo:font-size="11.25pt"/>
    </style:style>
    <style:style style:name="T37" style:family="text">
      <style:text-properties officeooo:rsid="006ae7b9"/>
    </style:style>
    <style:style style:name="T38" style:family="text">
      <style:text-properties fo:color="#e95325" style:font-name="Liberation Serif" fo:font-size="12pt" style:text-underline-style="solid" style:text-underline-width="auto" style:text-underline-color="font-color" fo:font-weight="normal" style:font-size-asian="12pt" style:font-size-complex="12pt"/>
    </style:style>
    <style:style style:name="T39" style:family="text">
      <style:text-properties style:font-name="Liberation Serif" fo:font-size="12pt" style:font-size-asian="12pt" style:font-size-complex="12pt"/>
    </style:style>
    <style:style style:name="T40" style:family="text">
      <style:text-properties officeooo:rsid="006fb91b"/>
    </style:style>
    <style:style style:name="T41" style:family="text">
      <style:text-properties officeooo:rsid="007199c8"/>
    </style:style>
    <style:style style:name="T42" style:family="text">
      <style:text-properties fo:background-color="#ffffff" loext:char-shading-value="0"/>
    </style:style>
    <style:style style:name="T43" style:family="text">
      <style:text-properties officeooo:rsid="007199c8" fo:background-color="#ffffff" loext:char-shading-value="0"/>
    </style:style>
    <style:style style:name="T44" style:family="text">
      <style:text-properties officeooo:rsid="0073d389" fo:background-color="#ffffff" loext:char-shading-value="0"/>
    </style:style>
    <style:style style:name="T45" style:family="text">
      <style:text-properties officeooo:rsid="00750dd1" fo:background-color="#ffffff" loext:char-shading-value="0"/>
    </style:style>
    <style:style style:name="T46" style:family="text">
      <style:text-properties officeooo:rsid="00762047" fo:background-color="#ffffff" loext:char-shading-value="0"/>
    </style:style>
    <style:style style:name="T47" style:family="text">
      <style:text-properties officeooo:rsid="0072eae4"/>
    </style:style>
    <style:style style:name="T48" style:family="text">
      <style:text-properties officeooo:rsid="00737e54"/>
    </style:style>
    <style:style style:name="T49" style:family="text">
      <style:text-properties officeooo:rsid="0073d389"/>
    </style:style>
    <style:style style:name="T50" style:family="text">
      <style:text-properties style:text-line-through-style="none" style:text-line-through-type="none" style:text-underline-style="none" officeooo:rsid="0073d389" style:text-blinking="false" fo:background-color="transparent" loext:char-shading-value="0" style:font-weight-asian="normal" style:font-weight-complex="normal"/>
    </style:style>
    <style:style style:name="T51" style:family="text">
      <style:text-properties officeooo:rsid="00750dd1"/>
    </style:style>
    <style:style style:name="T52" style:family="text">
      <style:text-properties officeooo:rsid="00762047"/>
    </style:style>
    <style:style style:name="T53" style:family="text">
      <style:text-properties officeooo:rsid="00764292"/>
    </style:style>
    <style:style style:name="T54" style:family="text">
      <style:text-properties style:text-underline-style="solid" style:text-underline-width="auto" style:text-underline-color="font-color" fo:background-color="#cccccc" loext:char-shading-value="0"/>
    </style:style>
    <style:style style:name="T55" style:family="text">
      <style:text-properties officeooo:rsid="0077369b"/>
    </style:style>
    <style:style style:name="T56" style:family="text">
      <style:text-properties officeooo:rsid="00799021"/>
    </style:style>
    <style:style style:name="T57" style:family="text">
      <style:text-properties fo:color="#83ba43" style:font-name="Courier" fo:font-size="10.5pt"/>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58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16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jax - API</text:p>
      <text:p text:style-name="P1"/>
      <text:p text:style-name="P1"/>
      <text:p text:style-name="P6">AJAX - Généralités</text:p>
      <text:p text:style-name="P1"><text:span text:style-name="T36">AJAX est l'acronyme d'</text:span><text:span text:style-name="Emphasis"><text:span text:style-name="T36">Asynchronous JavaScript And XML</text:span></text:span><text:span text:style-name="T36">, autrement dit </text:span><text:span text:style-name="Emphasis"><text:span text:style-name="T36">JavaScript Et XML Asynchrones</text:span></text:span><text:span text:style-name="T36">.</text:span> </text:p>
      <text:p text:style-name="P1"><text:span text:style-name="T36">L'idée même d'AJAX est de faire communiquer une page Web avec un serveur Web sans occasionner le rechargement de la page. C'est la raison pour laquelle JavaScript est utilisé, car c'est lui qui va se charger d'établir la connexion entre la page Web et le serveur.</text:span> </text:p>
      <text:p text:style-name="P3">XML plus utilisé car format trop lourd → Utilisation du format de données JSON (d’ou la notation AJAJ au lieu d’AJAX utilisé par les puristes)</text:p>
      <text:p text:style-name="P1"/>
      <text:p text:style-name="P4">→<text:span text:style-name="T37"> Principes synchrones et asynchrones :</text:span></text:p>
      <text:p text:style-name="P1"><text:span text:style-name="T36">La principale particularité d'AJAX est l'asynchronisme : la fonction qui envoie une requête au serveur n'est pas la même que celle qui en recevra la réponse. Avant d'aborder la pratique d'AJAX, il est bon de bien cerner cette notion d'asynchronisme qui est très importante.</text:span> </text:p>
      <text:p text:style-name="P51"/>
      <text:p text:style-name="P51"><text:bookmark text:name="r-244413"/><text:span text:style-name="T39">On dit que le script est exécuté de façon </text:span><text:a xlink:type="simple" xlink:href="https://fr.wikipedia.org/wiki/Synchrone" text:style-name="Internet_20_link" text:visited-style-name="Visited_20_Internet_20_Link"><text:span text:style-name="Strong_20_Emphasis"><text:span text:style-name="T38">synchrone</text:span></text:span></text:a><text:span text:style-name="T39"> : quand un appel externe au script principal est réalisé, le script en attend la réponse ou la fin de l'exécution.</text:span></text:p>
      <text:p text:style-name="P41"><text:bookmark text:name="r-244414"/><text:span text:style-name="T14">Le contraire de synchrone est </text:span><text:a xlink:type="simple" xlink:href="https://fr.wikipedia.org/wiki/Asynchronisme" text:style-name="Internet_20_link" text:visited-style-name="Visited_20_Internet_20_Link"><text:span text:style-name="Strong_20_Emphasis"><text:span text:style-name="T1">asynchrone</text:span></text:span></text:a><text:span text:style-name="T14">. Quand un appel est asynchrone, le script principal n'attend pas d'avoir reçu les données pour continuer.</text:span></text:p>
      <text:p text:style-name="P7"><text:span text:style-name="T35">Ainsi, quand la requête est envoyée, le script continue son exécution, et quand la requête renvoie quelque chose, c'est la fonction de callback qui est appelée, et c'est elle qui va faire "suite" au script principal, en traitant les informations renvoyées.</text:span> </text:p>
      <text:p text:style-name="P1"/>
      <text:p text:style-name="P1"/>
      <text:p text:style-name="P5">JSON</text:p>
      <text:p text:style-name="P2"><text:span text:style-name="T19">JavaScript Object Notation</text:span><text:span text:style-name="T23"> </text:span><text:span text:style-name="T20">(</text:span><text:span text:style-name="T21">JSON</text:span><text:span text:style-name="T20">) est un </text:span><text:a xlink:type="simple" xlink:href="https://fr.wikipedia.org/wiki/Format_de_données" text:style-name="Internet_20_link" text:visited-style-name="Visited_20_Internet_20_Link"><text:span text:style-name="T29">format de données</text:span></text:a><text:span text:style-name="T23"> </text:span><text:span text:style-name="T20">textuelles dérivé de la notation des </text:span><text:a xlink:type="simple" xlink:href="https://fr.wikipedia.org/wiki/Objet_(informatique)" text:style-name="Internet_20_link" text:visited-style-name="Visited_20_Internet_20_Link"><text:span text:style-name="T29">objets</text:span></text:a><text:span text:style-name="T23"> </text:span><text:span text:style-name="T20">du langage </text:span><text:a xlink:type="simple" xlink:href="https://fr.wikipedia.org/wiki/JavaScript" text:style-name="Internet_20_link" text:visited-style-name="Visited_20_Internet_20_Link"><text:span text:style-name="T29">JavaScript</text:span></text:a><text:span text:style-name="T20">.</text:span></text:p>
      <text:p text:style-name="P48">Un document JSON ne comprend que deux types d'éléments structurels :</text:p>
      <text:list xml:id="list4025724222" text:style-name="L1">
        <text:list-item>
          <text:p text:style-name="P58">Des ensembles de paires "nom" (alias "clé") / "valeur" ; </text:p>
        </text:list-item>
        <text:list-item>
          <text:p text:style-name="P62">Des listes ordonnées de valeurs.</text:p>
        </text:list-item>
      </text:list>
      <text:p text:style-name="P48"/>
      <text:p text:style-name="P47"><text:span text:style-name="T27">Les six types </text:span><text:span text:style-name="T28">de données </text:span><text:span text:style-name="T27">de base du format JSON sont les suivants :</text:span></text:p>
      <text:list xml:id="list4096342990" text:style-name="L2">
        <text:list-item>
          <text:p text:style-name="P59"><text:a xlink:type="simple" xlink:href="https://fr.wikipedia.org/wiki/Chaîne_de_caractères" text:style-name="Internet_20_link" text:visited-style-name="Visited_20_Internet_20_Link"><text:span text:style-name="T12">Chaîne de caractères</text:span></text:a><text:span text:style-name="T7"> : une séquence de 0 ou plus caractères </text:span><text:a xlink:type="simple" xlink:href="https://fr.wikipedia.org/wiki/Unicode" text:style-name="Internet_20_link" text:visited-style-name="Visited_20_Internet_20_Link"><text:span text:style-name="T12">Unicode</text:span></text:a><text:span text:style-name="T7">. À l'instar des clés, elles sont obligatoirement entourées de guillemets</text:span><text:bookmark text:name="cite_ref-1"/><text:a xlink:type="simple" xlink:href="https://fr.wikipedia.org/wiki/JavaScript_Object_Notation#cite_note-1" text:style-name="Internet_20_link" text:visited-style-name="Visited_20_Internet_20_Link"><text:span text:style-name="T13">1</text:span></text:a><text:span text:style-name="T7"> (non interchangeables avec des apostrophes). </text:span></text:p>
        </text:list-item>
        <text:list-item>
          <text:p text:style-name="P64"><text:span text:style-name="T7">Nombre : un nombre décimal signé qui peut contenir une part fractionnable ou élevée à la puissance (notation E). Le Json n'admet pas les nombres inexistants (</text:span><text:a xlink:type="simple" xlink:href="https://fr.wikipedia.org/wiki/NaN" text:style-name="Internet_20_link" text:visited-style-name="Visited_20_Internet_20_Link"><text:span text:style-name="T12">NaN</text:span></text:a><text:span text:style-name="T7">), et ne fait aucune distinction entre un entier et un flottant. </text:span></text:p>
        </text:list-item>
        <text:list-item>
          <text:p text:style-name="P60"><text:a xlink:type="simple" xlink:href="https://fr.wikipedia.org/wiki/Booléen" text:style-name="Internet_20_link" text:visited-style-name="Visited_20_Internet_20_Link"><text:span text:style-name="T12">Booléen</text:span></text:a><text:span text:style-name="T7"> : </text:span><text:span text:style-name="T8">True</text:span><text:span text:style-name="T7"> ou </text:span><text:span text:style-name="T8">False</text:span><text:span text:style-name="T7"> sont utilisés pour définir l'état du booléen. </text:span></text:p>
        </text:list-item>
        <text:list-item>
          <text:p text:style-name="P64"><text:span text:style-name="T7">Type </text:span><text:a xlink:type="simple" xlink:href="https://fr.wikipedia.org/wiki/Null" text:style-name="Internet_20_link" text:visited-style-name="Visited_20_Internet_20_Link"><text:span text:style-name="T12">null</text:span></text:a><text:span text:style-name="T7"> : une valeur vide, utilisant le mot clé </text:span><text:span text:style-name="Source_20_Text"><text:span text:style-name="T2">null</text:span></text:span><text:span text:style-name="T7">. </text:span></text:p>
        </text:list-item>
        <text:list-item>
          <text:p text:style-name="P64"><text:a xlink:type="simple" xlink:href="https://fr.wikipedia.org/wiki/Tableau_(structure_de_données)" text:style-name="Internet_20_link" text:visited-style-name="Visited_20_Internet_20_Link"><text:span text:style-name="T12">Tableau</text:span></text:a><text:span text:style-name="T7">. </text:span></text:p>
        </text:list-item>
        <text:list-item>
          <text:p text:style-name="P63">Object.</text:p>
        </text:list-item>
      </text:list>
      <text:p text:style-name="P12"/>
      <text:p text:style-name="P13"/>
      <text:p text:style-name="P13"/>
      <text:p text:style-name="P50"><text:span text:style-name="T20">Bien qu’utilisant une notation </text:span><text:a xlink:type="simple" xlink:href="https://fr.wikipedia.org/wiki/JavaScript" text:style-name="Internet_20_link" text:visited-style-name="Visited_20_Internet_20_Link"><text:span text:style-name="T29">JavaScript</text:span></text:a><text:span text:style-name="T20">, JSON est indépendant du langage de programmation. Le site officiel présente (en </text:span><text:a xlink:type="simple" xlink:href="https://fr.wikipedia.org/wiki/Juin_2013" text:style-name="Internet_20_link" text:visited-style-name="Visited_20_Internet_20_Link"><text:span text:style-name="T29">juin</text:span></text:a><text:span text:style-name="T20"> </text:span><text:a xlink:type="simple" xlink:href="https://fr.wikipedia.org/wiki/2013_en_informatique" text:style-name="Internet_20_link" text:visited-style-name="Visited_20_Internet_20_Link"><text:span text:style-name="T29">2013</text:span></text:a><text:span text:style-name="T20">) des solutions d’intégration de JSON pour 55 </text:span><text:a xlink:type="simple" xlink:href="https://fr.wikipedia.org/wiki/Langage_de_programmation" text:style-name="Internet_20_link" text:visited-style-name="Visited_20_Internet_20_Link"><text:span text:style-name="T29">langages de programmation</text:span></text:a><text:span text:style-name="T20">. Il sert à faire communiquer des applications dans un environnement hétérogène. Il est notamment utilisé comme langage de </text:span><text:soft-page-break/><text:span text:style-name="T20">transport de données par </text:span><text:a xlink:type="simple" xlink:href="https://fr.wikipedia.org/wiki/Asynchronous_JavaScript_And_XML" text:style-name="Internet_20_link" text:visited-style-name="Visited_20_Internet_20_Link"><text:span text:style-name="T29">AJAX</text:span></text:a><text:span text:style-name="T20"> et les </text:span><text:a xlink:type="simple" xlink:href="https://fr.wikipedia.org/wiki/Service_Web" text:style-name="Internet_20_link" text:visited-style-name="Visited_20_Internet_20_Link"><text:span text:style-name="T29">services Web</text:span></text:a><text:span text:style-name="T20">. D’autres solutions sont possibles comme XML. Le type </text:span><text:a xlink:type="simple" xlink:href="https://fr.wikipedia.org/wiki/Multipurpose_Internet_Mail_Extensions" text:style-name="Internet_20_link" text:visited-style-name="Visited_20_Internet_20_Link"><text:span text:style-name="T29">MIME</text:span></text:a><text:span text:style-name="T20"> </text:span><text:span text:style-name="T22">application/json</text:span><text:span text:style-name="T20"> est utilisé pour le transmettre par le protocole </text:span><text:a xlink:type="simple" xlink:href="https://fr.wikipedia.org/wiki/Hypertext_Transfer_Protocol" text:style-name="Internet_20_link" text:visited-style-name="Visited_20_Internet_20_Link"><text:span text:style-name="T29">HTTP</text:span></text:a><text:span text:style-name="T20">.</text:span></text:p>
      <text:p text:style-name="P43"><text:span text:style-name="T7">Vis-à-vis de JavaScript, un document JSON représente un objet, d’où son nom. Il est donc potentiellement plus facile à interpréter qu’un </text:span><text:a xlink:type="simple" xlink:href="https://fr.wikipedia.org/wiki/Extensible_Markup_Language" text:style-name="Internet_20_link" text:visited-style-name="Visited_20_Internet_20_Link"><text:span text:style-name="T12">XML</text:span></text:a><text:span text:style-name="T7"> qui imposera le recours à des techniques, souvent plus lourdes qu’un accès direct, telle que le parcours hiérarchique de l’arbre </text:span><text:a xlink:type="simple" xlink:href="https://fr.wikipedia.org/wiki/Document_Object_Model" text:style-name="Internet_20_link" text:visited-style-name="Visited_20_Internet_20_Link"><text:span text:style-name="T12">DOM</text:span></text:a><text:span text:style-name="T7"> représenté par le document entier.</text:span></text:p>
      <text:p text:style-name="P13"/>
      <text:p text:style-name="P15">→ Exemple</text:p>
      <text:p text:style-name="P48">Format JSON :</text:p>
      <text:p text:style-name="P39">{</text:p>
      <text:p text:style-name="P46"><text:s text:c="4"/><text:span text:style-name="T30">"menu"</text:span><text:span text:style-name="T31">:</text:span><text:span text:style-name="T17"> </text:span><text:span text:style-name="T18">{</text:span></text:p>
      <text:p text:style-name="P46"><text:s text:c="8"/><text:span text:style-name="T30">"id"</text:span><text:span text:style-name="T31">:</text:span><text:span text:style-name="T17"> </text:span><text:span text:style-name="T30">"file"</text:span><text:span text:style-name="T18">,</text:span></text:p>
      <text:p text:style-name="P46"><text:s text:c="8"/><text:span text:style-name="T30">"value"</text:span><text:span text:style-name="T31">:</text:span><text:span text:style-name="T17"> </text:span><text:span text:style-name="T30">"File"</text:span><text:span text:style-name="T18">,</text:span></text:p>
      <text:p text:style-name="P46"><text:s text:c="8"/><text:span text:style-name="T30">"popup"</text:span><text:span text:style-name="T31">:</text:span><text:span text:style-name="T17"> </text:span><text:span text:style-name="T18">{</text:span></text:p>
      <text:p text:style-name="P46"><text:s text:c="12"/><text:span text:style-name="T30">"menuitem"</text:span><text:span text:style-name="T31">:</text:span><text:span text:style-name="T17"> </text:span><text:span text:style-name="T18">[</text:span></text:p>
      <text:p text:style-name="P46"><text:s text:c="16"/><text:span text:style-name="T18">{</text:span><text:span text:style-name="T17"> </text:span><text:span text:style-name="T30">"value"</text:span><text:span text:style-name="T31">:</text:span><text:span text:style-name="T17"> </text:span><text:span text:style-name="T30">"New"</text:span><text:span text:style-name="T18">,</text:span><text:span text:style-name="T17"> </text:span><text:span text:style-name="T30">"onclick"</text:span><text:span text:style-name="T31">:</text:span><text:span text:style-name="T17"> </text:span><text:span text:style-name="T30">"CreateNewDoc()"</text:span><text:span text:style-name="T17"> </text:span><text:span text:style-name="T18">},</text:span></text:p>
      <text:p text:style-name="P46"><text:s text:c="16"/><text:span text:style-name="T18">{</text:span><text:span text:style-name="T17"> </text:span><text:span text:style-name="T30">"value"</text:span><text:span text:style-name="T31">:</text:span><text:span text:style-name="T17"> </text:span><text:span text:style-name="T30">"Open"</text:span><text:span text:style-name="T18">,</text:span><text:span text:style-name="T17"> </text:span><text:span text:style-name="T30">"onclick"</text:span><text:span text:style-name="T31">:</text:span><text:span text:style-name="T17"> </text:span><text:span text:style-name="T30">"OpenDoc()"</text:span><text:span text:style-name="T17"> </text:span><text:span text:style-name="T18">},</text:span></text:p>
      <text:p text:style-name="P46"><text:s text:c="16"/><text:span text:style-name="T18">{</text:span><text:span text:style-name="T17"> </text:span><text:span text:style-name="T30">"value"</text:span><text:span text:style-name="T31">:</text:span><text:span text:style-name="T17"> </text:span><text:span text:style-name="T30">"Close"</text:span><text:span text:style-name="T18">,</text:span><text:span text:style-name="T17"> </text:span><text:span text:style-name="T30">"onclick"</text:span><text:span text:style-name="T31">:</text:span><text:span text:style-name="T17"> </text:span><text:span text:style-name="T30">"CloseDoc()"</text:span><text:span text:style-name="T17"> </text:span><text:span text:style-name="T18">}</text:span></text:p>
      <text:p text:style-name="P46"><text:s text:c="12"/><text:span text:style-name="T18">]</text:span></text:p>
      <text:p text:style-name="P46"><text:s text:c="8"/><text:span text:style-name="T18">}</text:span></text:p>
      <text:p text:style-name="P46"><text:s text:c="4"/><text:span text:style-name="T18">}</text:span></text:p>
      <text:p text:style-name="P44">}</text:p>
      <text:p text:style-name="P42">À titre de comparaison, le même exemple en XML :</text:p>
      <text:p text:style-name="P40"><text:s/><text:span text:style-name="T33">&lt;menu</text:span><text:span text:style-name="T17"> </text:span><text:span text:style-name="T34">id=</text:span><text:span text:style-name="T30">"file"</text:span><text:span text:style-name="T17"> </text:span><text:span text:style-name="T34">value=</text:span><text:span text:style-name="T30">"File"</text:span><text:span text:style-name="T33">&gt;</text:span></text:p>
      <text:p text:style-name="P46"><text:s text:c="3"/><text:span text:style-name="T33">&lt;popup&gt;</text:span></text:p>
      <text:p text:style-name="P46"><text:s text:c="5"/><text:span text:style-name="T33">&lt;menuitem</text:span><text:span text:style-name="T17"> </text:span><text:span text:style-name="T34">value=</text:span><text:span text:style-name="T30">"New"</text:span><text:span text:style-name="T17"> </text:span><text:span text:style-name="T34">onclick=</text:span><text:span text:style-name="T30">"CreateNewDoc()"</text:span><text:span text:style-name="T17"> </text:span><text:span text:style-name="T33">/&gt;</text:span></text:p>
      <text:p text:style-name="P46"><text:s text:c="5"/><text:span text:style-name="T33">&lt;menuitem</text:span><text:span text:style-name="T17"> </text:span><text:span text:style-name="T34">value=</text:span><text:span text:style-name="T30">"Open"</text:span><text:span text:style-name="T17"> </text:span><text:span text:style-name="T34">onclick=</text:span><text:span text:style-name="T30">"OpenDoc()"</text:span><text:span text:style-name="T17"> </text:span><text:span text:style-name="T33">/&gt;</text:span></text:p>
      <text:p text:style-name="P46"><text:s text:c="5"/><text:span text:style-name="T33">&lt;menuitem</text:span><text:span text:style-name="T17"> </text:span><text:span text:style-name="T34">value=</text:span><text:span text:style-name="T30">"Close"</text:span><text:span text:style-name="T17"> </text:span><text:span text:style-name="T34">onclick=</text:span><text:span text:style-name="T30">"CloseDoc()"</text:span><text:span text:style-name="T17"> </text:span><text:span text:style-name="T33">/&gt;</text:span></text:p>
      <text:p text:style-name="P46"><text:s text:c="3"/><text:span text:style-name="T33">&lt;/popup&gt;</text:span></text:p>
      <text:p text:style-name="P45"><text:s/><text:span text:style-name="T33">&lt;/menu&gt;</text:span></text:p>
      <text:p text:style-name="P13"/>
      <text:p text:style-name="P16">→ Pas de commentaires : Pour contourner :</text:p>
      <text:p text:style-name="P48">On peut toujours ajouter une propriété de l'objet représenté par le JSON, la nommer "_comment" (un usage qui se développe), et mettre un texte (le commentaire) dans le champ valeur :</text:p>
      <text:p text:style-name="P39">{</text:p>
      <text:p text:style-name="P46"><text:s text:c="4"/><text:span text:style-name="T30">"_comment"</text:span><text:span text:style-name="T31">:</text:span><text:span text:style-name="T17"> </text:span><text:span text:style-name="T30">"Imported from Wikidata 2015-05-27 10:13."</text:span><text:span text:style-name="T18">,</text:span></text:p>
      <text:p text:style-name="P46"><text:s text:c="4"/><text:span text:style-name="T30">"QID"</text:span><text:span text:style-name="T31">:</text:span><text:span text:style-name="T17"> </text:span><text:span text:style-name="T30">"Q5502001"</text:span><text:span text:style-name="T18">,</text:span></text:p>
      <text:p text:style-name="P46"><text:s text:c="4"/><text:span text:style-name="T30">"label"</text:span><text:span text:style-name="T31">:</text:span><text:span text:style-name="T17"> </text:span><text:span text:style-name="T30">"Adèle"</text:span><text:span text:style-name="T18">,</text:span></text:p>
      <text:p text:style-name="P46"><text:s text:c="4"/><text:span text:style-name="T30">"description"</text:span><text:span text:style-name="T31">:</text:span><text:span text:style-name="T17"> </text:span><text:span text:style-name="T30">"late 18th century, early 19th century French brig"</text:span></text:p>
      <text:p text:style-name="P44">}</text:p>
      <text:p text:style-name="P13"/>
      <text:p text:style-name="P38"><text:span text:style-name="T24">L’objet XMLHttpRequest </text:span><text:span text:style-name="T25">(XHR)</text:span></text:p>
      <text:p text:style-name="P9"><text:span text:style-name="T25">e</text:span><text:span text:style-name="T23">n Javascript</text:span></text:p>
      <text:p text:style-name="P13"/>
      <text:p text:style-name="P13"/>
      <text:p text:style-name="P13"/>
      <text:p text:style-name="P17">Instancier un objet XHR</text:p>
      <text:p text:style-name="P24"/>
      <text:p text:style-name="P24">var xhr = new XMLHttpRequest();</text:p>
      <text:p text:style-name="P24"/>
      <text:p text:style-name="P24">Pour les versions d’Internet Explorer inférieures à la version 7 : <text:s/>avec le contrôle ActiveX.</text:p>
      <text:p text:style-name="P24"/>
      <text:p text:style-name="P24">Fonction qui retourne une instanciation de l’objet XHR (prenant en compte la différence pour IE&lt;7) </text:p>
      <text:p text:style-name="P24"><draw:frame draw:style-name="fr1" draw:name="Cadre1" text:anchor-type="paragraph" svg:x="0.004cm" svg:y="0.474cm" svg:width="17.009cm" draw:z-index="0"><draw:text-box fo:min-height="7.881cm"><text:p text:style-name="P8"><text:span text:style-name="T16">function getXMLHttpRequest()</text:span><text:span text:style-name="T23"> {</text:span></text:p><text:p text:style-name="P8"><text:tab/>var xhr = null;</text:p><text:p text:style-name="P8"><text:tab/></text:p><text:p text:style-name="P8"><text:tab/>if (window.XMLHttpRequest || window.ActiveXObject) {</text:p><text:p text:style-name="P8"><text:tab/><text:tab/>if (window.ActiveXObject) {</text:p><text:p text:style-name="P8"><text:tab/><text:tab/><text:tab/>try {</text:p><text:p text:style-name="P8"><text:tab/><text:tab/><text:tab/><text:tab/>xhr = new ActiveXObject("Msxml2.XMLHTTP");</text:p><text:p text:style-name="P8"><text:tab/><text:tab/><text:tab/>} catch(e) {</text:p><text:p text:style-name="P8"><text:tab/><text:tab/><text:tab/><text:tab/>xhr = new ActiveXObject("Microsoft.XMLHTTP");</text:p><text:p text:style-name="P8"><text:tab/><text:tab/><text:tab/>}</text:p><text:p text:style-name="P8"><text:tab/><text:tab/>} else {</text:p><text:p text:style-name="P8"><text:tab/><text:tab/><text:tab/>xhr = new XMLHttpRequest(); </text:p><text:p text:style-name="P8"><text:tab/><text:tab/>}</text:p><text:p text:style-name="P8"><text:tab/>} else {</text:p><text:p text:style-name="P8"><text:tab/><text:tab/>alert("Votre navigateur ne supporte pas l'objet XMLHTTPRequest...");</text:p><text:p text:style-name="P8"><text:tab/><text:tab/>return null;</text:p><text:p text:style-name="P8"><text:tab/>}</text:p><text:p text:style-name="P8"><text:tab/></text:p><text:p text:style-name="P8"><text:tab/>return xhr;</text:p><text:p text:style-name="P8">}</text:p></draw:text-box></draw:frame></text:p>
      <text:p text:style-name="P24"/>
      <text:p text:style-name="P74">Définir et envoyer la requête .open et .send</text:p>
      <text:p text:style-name="P66"/>
      <text:p text:style-name="P66"><draw:frame draw:style-name="fr1" draw:name="Cadre8" text:anchor-type="paragraph" svg:x="-0.014cm" svg:y="0.482cm" svg:width="17.066cm" draw:z-index="7"><draw:text-box fo:min-height="1.928cm"><text:p text:style-name="P66">var xhr = getXMLHttpRequest(); </text:p><text:p text:style-name="P66"/><text:p text:style-name="P66">xhr.open("GET", "nom de l’url", true); <text:s/>//true= mode asynchrone, false = mode synchrone</text:p><text:p text:style-name="P66">xhr.send(null);</text:p><text:p text:style-name="P66"/></draw:text-box></draw:frame></text:p>
      <text:p text:style-name="P24"/>
      <text:p text:style-name="P24"/>
      <text:p text:style-name="P24"/>
      <text:p text:style-name="P24"/>
      <text:p text:style-name="P24"/>
      <text:p text:style-name="P24"/>
      <text:p text:style-name="P66"><text:soft-page-break/><text:span text:style-name="T54">Récupération des données</text:span> </text:p>
      <text:p text:style-name="P66"/>
      <text:p text:style-name="P57"><text:bookmark text:name="r-244539"/>l faut savoir que quand on envoie une requête HTTP via XMLHttpRequest, celle-ci passe par plusieurs états différents :</text:p>
      <text:list xml:id="list1307408041" text:style-name="L3">
        <text:list-item>
          <text:p text:style-name="P61"><text:bookmark text:name="r-244550"/><text:bookmark text:name="r-244541"/><text:bookmark text:name="r-244540"/><text:span text:style-name="Strong_20_Emphasis"><text:span text:style-name="T3">0 :</text:span></text:span><text:span text:style-name="T3"> L'objet XHR a été créé, mais pas encore initialisé (la méthode </text:span><text:span text:style-name="Source_20_Text"><text:span text:style-name="T6">open</text:span></text:span><text:span text:style-name="T3"> n'a pas encore été appelée)</text:span></text:p>
        </text:list-item>
        <text:list-item>
          <text:p text:style-name="P61"><text:bookmark text:name="r-244543"/><text:bookmark text:name="r-244542"/><text:span text:style-name="Strong_20_Emphasis"><text:span text:style-name="T3">1 :</text:span></text:span><text:span text:style-name="T3"> L'objet XHR a été créé, mais pas encore envoyé (avec la méthode </text:span><text:span text:style-name="Source_20_Text"><text:span text:style-name="T6">send</text:span></text:span><text:span text:style-name="T3">)</text:span></text:p>
        </text:list-item>
        <text:list-item>
          <text:p text:style-name="P61"><text:bookmark text:name="r-244545"/><text:bookmark text:name="r-244544"/><text:span text:style-name="Strong_20_Emphasis"><text:span text:style-name="T3">2 :</text:span></text:span><text:span text:style-name="T3"> La méthode </text:span><text:span text:style-name="Source_20_Text"><text:span text:style-name="T6">send</text:span></text:span><text:span text:style-name="T3"> vient d'être appelée</text:span></text:p>
        </text:list-item>
        <text:list-item>
          <text:p text:style-name="P61"><text:bookmark text:name="r-244547"/><text:bookmark text:name="r-244546"/><text:span text:style-name="Strong_20_Emphasis"><text:span text:style-name="T3">3 :</text:span></text:span><text:span text:style-name="T3"> Le serveur traite les informations et a commencé à renvoyer des données</text:span></text:p>
        </text:list-item>
        <text:list-item>
          <text:p text:style-name="P61"><text:bookmark text:name="r-244549"/><text:bookmark text:name="r-244548"/><text:span text:style-name="Strong_20_Emphasis"><text:span text:style-name="T3">4 :</text:span></text:span><text:span text:style-name="T3"> Le serveur a fini son travail, et toutes les données sont réceptionnées</text:span></text:p>
          <text:p text:style-name="P61"><text:span text:style-name="T3">→</text:span><text:span text:style-name="T4"> Tester la propriété status : <text:s/>200 OK, </text:span><text:span text:style-name="T5">0 ou </text:span><text:span text:style-name="T4">autre = erreur</text:span></text:p>
        </text:list-item>
      </text:list>
      <text:p text:style-name="P66"/>
      <text:p text:style-name="P66"/>
      <text:p text:style-name="P66"/>
      <text:p text:style-name="P66">→ Le changement d’état = onreadystatechange</text:p>
      <text:p text:style-name="P70"/>
      <text:p text:style-name="P70">Pour détecter le changement d’état :</text:p>
      <text:p text:style-name="P70"><draw:frame draw:style-name="fr1" draw:name="Cadre9" text:anchor-type="paragraph" svg:x="-0.034cm" svg:y="0.462cm" svg:width="17.103cm" draw:z-index="8"><draw:text-box fo:min-height="4.932cm"><text:p text:style-name="P70">xhr.onreadystatechange = function()<text:tab/><text:tab/>{</text:p><text:p text:style-name="P70"><text:tab/>if (xhr.readyState == 4)<text:tab/>{</text:p><text:p text:style-name="P70"><text:tab/><text:tab/>if (xhr.status == 200)<text:tab/><text:tab/>{<text:tab/>//status= 200 OK, 0=time out ?, autre erreur</text:p><text:p text:style-name="P70"><text:tab/><text:tab/><text:tab/><text:span text:style-name="T55">traite-données</text:span>(xhr.responseText); <text:s text:c="6"/>// <text:span text:style-name="T55">données renvoyées dans <text:tab/><text:tab/><text:tab/><text:tab/><text:tab/><text:tab/><text:tab/>responseText <text:s/>ou responseXML</text:span></text:p><text:p text:style-name="P70"><text:tab/><text:tab/>}</text:p><text:p text:style-name="P70"><text:tab/><text:tab/>else<text:tab/>{</text:p><text:p text:style-name="P70"><text:tab/><text:tab/><text:tab/>alert ('erreur dans la requète ajax : status=' + xhr.status);</text:p><text:p text:style-name="P70"><text:tab/><text:tab/>}</text:p><text:p text:style-name="P70"><text:tab/>}</text:p><text:p text:style-name="P70">}</text:p><text:p text:style-name="P70"/></draw:text-box></draw:frame></text:p>
      <text:p text:style-name="P70"/>
      <text:p text:style-name="P75">Traitement des données JSON </text:p>
      <text:p text:style-name="P71"/>
      <text:p text:style-name="P71">var objet=JSON.parse(donnees);</text:p>
      <text:p text:style-name="P71">transforme le format JSON en objet HTML.</text:p>
      <text:p text:style-name="P72">(voir également eval)</text:p>
      <text:p text:style-name="P71"/>
      <text:p text:style-name="P71"/>
      <text:p text:style-name="P76">Controle d’état</text:p>
      <text:p text:style-name="P70"/>
      <text:p text:style-name="P70">→<text:span text:style-name="T56"> Faire afficher l’avancement de la requete pour éviter que l’utilisateur s’impatiente </text:span></text:p>
      <text:p text:style-name="P72">xhr.readystate ==0 <text:s text:c="4"/>// puis 1, 2, 3</text:p>
      <text:p text:style-name="P70"/>
      <text:p text:style-name="P70">→<text:span text:style-name="T56"> Pour éviter que l’utilisateur lance plusieurs fois la requete : </text:span></text:p>
      <text:p text:style-name="P72">déclarer l’objet XMLHttpRequest en global pour pouvoir tester son état et éviter de le relancer la requête si en cours.</text:p>
      <text:p text:style-name="P72"/>
      <text:p text:style-name="P77"><text:soft-page-break/><text:span text:style-name="T24">L’objet XMLHttpRequest </text:span><text:span text:style-name="T25">(XHR)</text:span></text:p>
      <text:p text:style-name="P10"><text:span text:style-name="T25">e</text:span><text:span text:style-name="T23">n J</text:span><text:span text:style-name="T26">Query</text:span></text:p>
      <text:p text:style-name="P14"/>
      <text:p text:style-name="P14"/>
      <text:p text:style-name="P14"/>
      <text:p text:style-name="P14"/>
      <text:p text:style-name="P14"/>
      <text:p text:style-name="P18">Instancier un objet XHR <text:span text:style-name="T49">= $.ajax()</text:span></text:p>
      <text:p text:style-name="P20"/>
      <text:p text:style-name="P30"><draw:frame draw:style-name="fr1" draw:name="Cadre2" text:anchor-type="paragraph" svg:x="0.157cm" svg:y="0.173cm" svg:width="17.007cm" draw:z-index="1"><draw:text-box fo:min-height="3.911cm"><text:p text:style-name="P25"><text:span text:style-name="T40">jQuery</text:span>(function(<text:span text:style-name="T40">$</text:span>){</text:p><text:p text:style-name="P25"><text:s text:c="4"/>/*</text:p><text:p text:style-name="P25"><text:s text:c="5"/>* Utilisons $.ajax pour créer une instance de XmlHttpRequest</text:p><text:p text:style-name="P25"><text:s text:c="5"/>*/</text:p><text:p text:style-name="P25"><text:s text:c="2"/></text:p><text:p text:style-name="P25"><text:s text:c="3"/><text:span text:style-name="T15"><text:s/>$.ajax();</text:span></text:p><text:p text:style-name="P25"/><text:p text:style-name="P25">});</text:p><text:p text:style-name="P25"/></draw:text-box></draw:frame>L’objet XHR est utilisé dans les requêtes de demande de données (type get) et dans les requêtes <text:s/>d’envoi de données (type post)</text:p>
      <text:p text:style-name="P30"/>
      <text:p text:style-name="P30"/>
      <text:p text:style-name="P26"/>
      <text:p text:style-name="P19"><text:span text:style-name="T42">Les paramètres de la fonction d’instanciatio</text:span><text:span text:style-name="T43">n </text:span><text:span text:style-name="T44">$.ajax()</text:span></text:p>
      <text:p text:style-name="P25"/>
      <text:p text:style-name="P25">- <text:span text:style-name="T40">url pour spécifier le fichier à exécuter coté serveur</text:span></text:p>
      <text:p text:style-name="P25">- <text:span text:style-name="T40">type de requete : Get pour demander de l’info (par défaut), post pour donner de l’info.</text:span></text:p>
      <text:p text:style-name="P26">- <text:span text:style-name="T40">type de données à recevoir ou envoyer (XML, HTML, texte, JSON, … : datatype.</text:span></text:p>
      <text:p text:style-name="P25">- <text:span text:style-name="T41">données à envoyer ou recevoir (paramètres pour type get) : data</text:span></text:p>
      <text:p text:style-name="P25">- <text:span text:style-name="T47">success : fonction à exécuter uniquement si la requète a réussi</text:span></text:p>
      <text:p text:style-name="P27">- <text:span text:style-name="T47">error : fonction à exécuter uniquement si la requète a échouée</text:span></text:p>
      <text:p text:style-name="P28">- <text:span text:style-name="T48">complete : fonction à exécuter lorsque l’appel AJAX a été effectué</text:span></text:p>
      <text:p text:style-name="P30"><draw:frame draw:style-name="fr1" draw:name="Cadre3" text:anchor-type="paragraph" svg:x="0.192cm" svg:y="1.706cm" svg:width="17.046cm" draw:z-index="2"><draw:text-box fo:min-height="4.422cm"><text:p text:style-name="P25">$.ajax({</text:p><text:p text:style-name="P25"><text:s text:c="7"/>url : 'more_com.php', // La ressource ciblée</text:p><text:p text:style-name="P25"><text:s text:c="7"/>type : 'GET' // Le type de la requête HTTP.</text:p><text:p text:style-name="P25"><text:s text:c="7"/>data : 'utilisateur=' + nom_user; <text:s text:c="2"/>// <text:span text:style-name="T40">du coté serveur $_GET[‘utilisateur’] contiendra la valeur de <text:s/><text:tab/><text:tab/><text:tab/><text:tab/><text:tab/><text:tab/>nom_user</text:span></text:p><text:p text:style-name="P25"><text:s text:c="7"/>dataType : 'html' // Le type de données à recevoir, ici, du HTML.</text:p><text:p text:style-name="P25"/><text:p text:style-name="P25"><text:s text:c="7"/>success : function(code_html, statut){ // code_html contient le HTML renvoyé</text:p><text:p text:style-name="P25"><text:s text:c="29"/><text:span text:style-name="T47"><text:s text:c="27"/>// statut = chaine de car qui donne le statut de la requête</text:span></text:p><text:p text:style-name="P25"><text:s text:c="8"/>…...</text:p><text:p text:style-name="P25"><text:s text:c="7"/><text:span text:style-name="T47">},</text:span></text:p><text:p text:style-name="P25"/><text:p text:style-name="P25"><text:s text:c="7"/>error : function(resultat, statut, erreur){ <text:s/>// <text:span text:style-name="T47">resultat = objet XHR renvoyé par Jquery</text:span></text:p><text:p text:style-name="P25"><text:tab/><text:tab/><text:tab/><text:tab/><text:tab/>// <text:span text:style-name="T47">erreur = libellé à afficher si l’appel n’a pas fonctionné </text:span></text:p><text:p text:style-name="P25"><text:s text:c="3"/><text:span text:style-name="T47"><text:s text:c="4"/>…. <text:s/></text:span></text:p><text:p text:style-name="P25"><text:s text:c="7"/><text:span text:style-name="T47">},</text:span></text:p><text:p text:style-name="P25"/><text:p text:style-name="P25"><text:s text:c="7"/>complete : function(resultat, statut){</text:p><text:p text:style-name="P25"><text:s text:c="2"/><text:span text:style-name="T47"><text:s text:c="6"/>….</text:span></text:p><text:p text:style-name="P25"><text:s text:c="2"/><text:span text:style-name="T47"><text:s text:c="5"/>}</text:span></text:p><text:p text:style-name="P25"/><text:p text:style-name="P25">});</text:p><text:p text:style-name="P25"/></draw:text-box></draw:frame><text:soft-page-break/></text:p>
      <text:p text:style-name="P31">→<text:span text:style-name="T48"> </text:span>requete de type GET : </text:p>
      <text:p text:style-name="P30"/>
      <text:p text:style-name="P30"/>
      <text:p text:style-name="P25"/>
      <text:p text:style-name="P30"><draw:frame draw:style-name="fr1" draw:name="Cadre4" text:anchor-type="paragraph" svg:x="-0.014cm" svg:y="1.104cm" svg:width="17.066cm" draw:z-index="3"><draw:text-box fo:min-height="3.478cm"><text:p text:style-name="P25">$.ajax({</text:p><text:p text:style-name="P25"><text:s text:c="7"/>url : 'send_mail.php',</text:p><text:p text:style-name="P25"><text:s text:c="7"/>type : 'POST', // Le type de la requête HTTP, ici devenu POST</text:p><text:p text:style-name="P25"><text:s text:c="7"/>data : 'email=' + email + '&amp;contenu=' + contenu_mail, // On fait passer nos variables, <text:tab/><text:tab/><text:tab/><text:tab/><text:tab/>exactement comme en GET, au script more_com.php</text:p><text:p text:style-name="P25"><text:s text:c="7"/>dataType : 'html'</text:p><text:p text:style-name="P28"/><text:p text:style-name="P28"><text:s text:c="7"/>success : function(code_html, statut){ </text:p><text:p text:style-name="P28"><text:s text:c="8"/>…...</text:p><text:p text:style-name="P28"><text:s text:c="7"/><text:span text:style-name="T47">},</text:span></text:p><text:p text:style-name="P28"/><text:p text:style-name="P28"><text:s text:c="7"/>error : function(resultat, statut, erreur){ <text:s/>// <text:span text:style-name="T47">resultat = objet XHR renvoyé par Jquery</text:span></text:p><text:p text:style-name="P28"><text:s text:c="3"/><text:span text:style-name="T47"><text:s text:c="4"/>…. <text:s/></text:span></text:p><text:p text:style-name="P28"><text:s text:c="7"/><text:span text:style-name="T47">},</text:span></text:p><text:p text:style-name="P28"/><text:p text:style-name="P28"><text:s text:c="7"/>complete : function(resultat, statut){</text:p><text:p text:style-name="P28"><text:s text:c="2"/><text:span text:style-name="T47"><text:s text:c="6"/>….</text:span></text:p><text:p text:style-name="P28"><text:s text:c="2"/><text:span text:style-name="T47"><text:s text:c="5"/>}</text:span></text:p><text:p text:style-name="P28"/><text:p text:style-name="P25">});</text:p><text:p text:style-name="P25"/></draw:text-box></draw:frame>→ requete de type POST : </text:p>
      <text:p text:style-name="P25"><text:soft-page-break/></text:p>
      <text:p text:style-name="P21">Le raccourci $.get<text:span text:style-name="T52">()</text:span></text:p>
      <text:p text:style-name="P32"/>
      <text:p text:style-name="P32">raccourci de la fonction ajax de type get avec comme arguments :</text:p>
      <text:p text:style-name="P55"><text:bookmark text:name="r-15727801"/><text:bookmark text:name="r-15727791"/><text:bookmark text:name="r-15727871"/>- <text:s/>l'URL du fichier appelé ;</text:p>
      <text:p text:style-name="P53"><text:bookmark text:name="r-15727811"/><text:bookmark text:name="r-15727821"/><text:span text:style-name="T50">- </text:span>les données envoyées* ;</text:p>
      <text:p text:style-name="P53"><text:bookmark text:name="r-15727831"/><text:bookmark text:name="r-15727841"/>-une fonction qui va gérer le retour ;</text:p>
      <text:p text:style-name="P53"><text:bookmark text:name="r-15727861"/><text:bookmark text:name="r-15727851"/>- le format des données reçues.</text:p>
      <text:p text:style-name="P49"><draw:frame draw:style-name="fr1" draw:name="Cadre5" text:anchor-type="paragraph" svg:x="-0.034cm" svg:y="0.483cm" svg:width="17.122cm" draw:z-index="4"><draw:text-box fo:min-height="4.895cm"><text:p text:style-name="P25">$.get( <text:s/></text:p><text:p text:style-name="P25"><text:s text:c="4"/>'fichier_cible.php', // Le fichier cible côté serveur.</text:p><text:p text:style-name="P25"><text:s text:c="4"/>'false', // Nous utilisons false, pour dire que nous n'envoyons pas de données.</text:p><text:p text:style-name="P36"><text:span text:style-name="T9"><text:s text:c="15"/>// </text:span><text:span text:style-name="T10">on peut aussi passer des paramètres ex : </text:span><text:span text:style-name="T14">?prenom=lorem&amp;nom=ipsum</text:span><text:span text:style-name="T39"> </text:span></text:p><text:p text:style-name="P25"><text:s text:c="4"/>nom_fonction_retour, // Nous renseignons uniquement le nom de la fonction de retour.</text:p><text:p text:style-name="P25"><text:s text:c="4"/>'text' // Format des données reçues.</text:p><text:p text:style-name="P25">);</text:p><text:p text:style-name="P25"/><text:p text:style-name="P25">function nom_fonction_retour(texte_recu){ <text:s text:c="3"/>//<text:span text:style-name="T49">texte-recu = données recues du serveur</text:span></text:p><text:p text:style-name="P25"><text:s text:c="4"/>// Du code pour gérer le retour de l'appel AJAX.</text:p><text:p text:style-name="P25">}</text:p><text:p text:style-name="P25"/></draw:text-box></draw:frame></text:p>
      <text:p text:style-name="P49"/>
      <text:p text:style-name="P22"><text:span text:style-name="T42">Le raccourci $.</text:span><text:span text:style-name="T45">post</text:span><text:span text:style-name="T46">()</text:span></text:p>
      <text:p text:style-name="P33"/>
      <text:p text:style-name="P33">raccourci de la fonction ajax de type get avec comme arguments :</text:p>
      <text:p text:style-name="P56"><text:bookmark text:name="r-157278011"/><text:bookmark text:name="r-157278711"/><text:bookmark text:name="r-157277911"/>- <text:s/>l'URL du fichier appelé ;</text:p>
      <text:p text:style-name="P54"><text:bookmark text:name="r-157278211"/><text:bookmark text:name="r-157278111"/><text:span text:style-name="T50">- </text:span>les données envoyées* ;</text:p>
      <text:p text:style-name="P54"><text:bookmark text:name="r-157278411"/><text:bookmark text:name="r-157278311"/>-une fonction qui va gérer le retour ;</text:p>
      <text:p text:style-name="P52"><text:bookmark text:name="r-157278511"/><text:bookmark text:name="r-157278611"/>- le format des données <text:span text:style-name="T51">envoyées</text:span>.</text:p>
      <text:p text:style-name="P49"/>
      <text:p text:style-name="P49"/>
      <text:p text:style-name="P49"/>
      <text:p text:style-name="P49"/>
      <text:p text:style-name="P49"/>
      <text:p text:style-name="P49"/>
      <text:p text:style-name="P49"/>
      <text:p text:style-name="P49"/>
      <text:p text:style-name="P49"><text:soft-page-break/></text:p>
      <text:p text:style-name="P49"><draw:frame draw:style-name="fr1" draw:name="Cadre6" text:anchor-type="paragraph" svg:x="0.004cm" svg:y="0.346cm" svg:width="17.009cm" draw:z-index="5"><draw:text-box fo:min-height="10.823cm"><text:p text:style-name="P49">$.post(</text:p><text:p text:style-name="P49"><text:s text:c="4"/>'send_mail.php', // Le fichier cible côté serveur.</text:p><text:p text:style-name="P49"><text:s text:c="4"/>{</text:p><text:p text:style-name="P49"><text:s text:c="8"/>sujet : $("#sujet").val(), // Nous supposons que ce formulaire existe dans le DOM.</text:p><text:p text:style-name="P49"><text:s text:c="8"/>contenu : $("#contenu").val()</text:p><text:p text:style-name="P49"><text:s text:c="4"/>},</text:p><text:p text:style-name="P49"><text:s text:c="4"/>nom_fonction_retour, // Nous renseignons uniquement le nom de la fonction de retour.</text:p><text:p text:style-name="P49"><text:s text:c="4"/>'text' // Format des données reçues.</text:p><text:p text:style-name="P49">);</text:p><text:p text:style-name="P49"/><text:p text:style-name="P49">function nom_fonction_retour(texte_recu){</text:p><text:p text:style-name="P49"><text:s text:c="4"/>// Du code pour gérer le retour de l'appel AJAX.</text:p><text:p text:style-name="P49">}</text:p><text:p text:style-name="P25"/></draw:text-box></draw:frame></text:p>
      <text:p text:style-name="P23">Envoi des données d’un formulaire : serialize()</text:p>
      <text:p text:style-name="P25"/>
      <text:p text:style-name="P34">Pour envoyer les données d’un formulaire, il faut concatener toutes les données dans le parametre data : </text:p>
      <text:p text:style-name="P37"><text:span text:style-name="T11"><text:tab/></text:span><text:span text:style-name="T14">data: 'valeur1=' + valeur1 + '&amp;valeur2=' + valeur2 + '&amp;valeur3=' + valeur3</text:span><text:span text:style-name="T39"> </text:span></text:p>
      <text:p text:style-name="P25"/>
      <text:p text:style-name="P34">pour simpifier, utiliser serialize() sur le formulaire : </text:p>
      <text:p text:style-name="P35">Ex : à l’envoi du formulaire (événement submit) :</text:p>
      <text:p text:style-name="P29"><draw:frame draw:style-name="fr1" draw:name="Cadre7" text:anchor-type="paragraph" svg:x="-0.034cm" svg:y="0.476cm" svg:width="17.066cm" draw:z-index="6"><draw:text-box fo:min-height="5.953cm"><text:p text:style-name="P25">$("#formulaire").submit(function(e){ // On sélectionne le formulaire par son identifiant</text:p><text:p text:style-name="P25"><text:s text:c="4"/>e.preventDefault(); // Le navigateur ne peut pas envoyer le formulaire</text:p><text:p text:style-name="P25"/><text:p text:style-name="P25"><text:s text:c="4"/>var donnees = $(this).serialize(); // On crée une variable <text:span text:style-name="T53">contenant la concaténation du name et <text:tab/><text:tab/><text:tab/>value des champ du formulaire (champ input, textarea, select, ..)</text:span></text:p><text:p text:style-name="P25"><text:s text:c="4"/>$.ajax({</text:p><text:p text:style-name="P25"><text:s text:c="8"/>...</text:p><text:p text:style-name="P25"><text:s text:c="8"/>data : donnees,</text:p><text:p text:style-name="P25"><text:s text:c="8"/>...</text:p><text:p text:style-name="P25"><text:s text:c="4"/>});</text:p><text:p text:style-name="P25"/><text:p text:style-name="P25">});</text:p><text:p text:style-name="P25"/></draw:text-box></draw:frame></text:p>
      <text:p text:style-name="P25"><text:soft-page-break/></text:p>
      <text:p text:style-name="P73">API</text:p>
      <text:p text:style-name="P73"/>
      <text:p text:style-name="P73"/>
      <text:p text:style-name="P73">liste d’utilisateurs avec photos :</text:p>
      <text:p text:style-name="P73">https://blog.shevarezo.fr/post/2015/03/17/10-apis-gratuites-utiles</text:p>
      <text:p text:style-name="P25"/>
      <text:p text:style-name="P69"><text:span text:style-name="T32">$.ajax({</text:span></text:p>
      <text:p text:style-name="P69"><text:span text:style-name="T32"><text:s/>url: '</text:span><text:span text:style-name="T57">https://randomuser.me/api/</text:span><text:span text:style-name="T32">', </text:span></text:p>
      <text:p text:style-name="P69"><text:span text:style-name="T32"><text:s/>dataType: '</text:span><text:span text:style-name="T57">json</text:span><text:span text:style-name="T32">', </text:span></text:p>
      <text:p text:style-name="P69"><text:span text:style-name="T32"><text:s/>success: function(</text:span><text:span text:style-name="T57">data</text:span><text:span text:style-name="T32">) {</text:span></text:p>
      <text:p text:style-name="P69"><text:span text:style-name="T32"><text:s text:c="10"/>console.log(</text:span><text:span text:style-name="T57">data</text:span><text:span text:style-name="T32">); </text:span></text:p>
      <text:p text:style-name="P69"><text:span text:style-name="T32"><text:s/>} </text:span></text:p>
      <text:p text:style-name="P69"><text:span text:style-name="T32">});</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Open Sans', sans-serif"/>
    <style:font-face style:name="Source Sans Pro" svg:font-family="'Source Sans Pro', sans-serif"/>
    <style:font-face style:name="monospace" svg:font-family="monospace, 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4T11:20:57.536000000</meta:creation-date>
    <meta:generator>LibreOffice/5.4.3.2$Windows_X86_64 LibreOffice_project/92a7159f7e4af62137622921e809f8546db437e5</meta:generator>
    <dc:date>2018-01-17T17:02:04.053000000</dc:date>
    <meta:editing-duration>PT20H22M22S</meta:editing-duration>
    <meta:editing-cycles>46</meta:editing-cycles>
    <meta:document-statistic meta:table-count="0" meta:image-count="0" meta:object-count="0" meta:page-count="9" meta:paragraph-count="225" meta:word-count="1660" meta:character-count="10919" meta:non-whitespace-character-count="8811"/>
  </office:meta>
</office:document-meta>
</file>